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style:font-name="Times New Roman" fo:font-size="14pt" officeooo:paragraph-rsid="0019932a" style:font-size-asian="14pt" style:font-size-complex="14pt"/>
    </style:style>
    <style:style style:name="P5" style:family="paragraph" style:parent-style-name="Heading_20_3"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1">
      <style:text-properties fo:font-size="14pt" officeooo:paragraph-rsid="0019932a" style:font-size-asian="14pt" style:font-size-complex="14pt"/>
    </style:style>
    <style:style style:name="P7" style:family="paragraph" style:parent-style-name="Text_20_body">
      <style:text-properties officeooo:paragraph-rsid="0019932a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Text_20_body" style:list-style-name="L2">
      <style:text-properties fo:font-size="14pt" officeooo:paragraph-rsid="0019932a" style:font-size-asian="14pt" style:font-size-complex="14pt"/>
    </style:style>
    <style:style style:name="P10" style:family="paragraph" style:parent-style-name="Text_20_body" style:list-style-name="L3">
      <style:text-properties fo:font-size="14pt" officeooo:paragraph-rsid="002882ef" style:font-size-asian="14pt" style:font-size-complex="14pt"/>
    </style:style>
    <style:style style:name="P11" style:family="paragraph" style:parent-style-name="Text_20_body">
      <style:text-properties officeooo:paragraph-rsid="002882ef"/>
    </style:style>
    <style:style style:name="P12" style:family="paragraph" style:parent-style-name="Text_20_body" style:list-style-name="L4">
      <style:text-properties style:font-name="Times New Roman" fo:font-size="14pt" officeooo:paragraph-rsid="002882ef" style:font-size-asian="14pt" style:font-size-complex="14pt"/>
    </style:style>
    <style:style style:name="P13" style:family="paragraph" style:parent-style-name="Text_20_body" style:list-style-name="L5">
      <style:text-properties style:font-name="Times New Roman" fo:font-size="14pt" officeooo:paragraph-rsid="002882ef" style:font-size-asian="14pt" style:font-size-complex="14pt"/>
    </style:style>
    <style:style style:name="P14" style:family="paragraph" style:parent-style-name="Text_20_body" style:list-style-name="L6">
      <style:text-properties style:font-name="Times New Roman" fo:font-size="14pt" officeooo:paragraph-rsid="002882ef" style:font-size-asian="14pt" style:font-size-complex="14pt"/>
    </style:style>
    <style:style style:name="P15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7">
      <style:text-properties style:font-name="Times New Roman" fo:font-size="14pt" officeooo:paragraph-rsid="002882ef" style:font-size-asian="14pt" style:font-size-complex="14pt"/>
    </style:style>
    <style:style style:name="P17" style:family="paragraph" style:parent-style-name="Text_20_body" style:list-style-name="L8">
      <style:text-properties style:font-name="Times New Roman" fo:font-size="14pt" officeooo:paragraph-rsid="002882ef" style:font-size-asian="14pt" style:font-size-complex="14pt"/>
    </style:style>
    <style:style style:name="P18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9">
      <style:text-properties style:font-name="Times New Roman" fo:font-size="14pt" officeooo:paragraph-rsid="002882ef" style:font-size-asian="14pt" style:font-size-complex="14pt"/>
    </style:style>
    <style:style style:name="P20" style:family="paragraph" style:parent-style-name="Text_20_body" style:list-style-name="L10"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10">
      <style:text-properties style:font-name="Times New Roman" fo:font-size="14pt" officeooo:paragraph-rsid="002882ef" style:font-size-asian="14pt" style:font-size-complex="14pt"/>
    </style:style>
    <style:style style:name="P22" style:family="paragraph" style:parent-style-name="Text_20_body" style:list-style-name="L11">
      <style:text-properties style:font-name="Times New Roman" fo:font-size="14pt" officeooo:paragraph-rsid="002882ef" style:font-size-asian="14pt" style:font-size-complex="14pt"/>
    </style:style>
    <style:style style:name="P23" style:family="paragraph" style:parent-style-name="Text_20_body" style:list-style-name="L12"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12">
      <style:text-properties style:font-name="Times New Roman" fo:font-size="14pt" officeooo:paragraph-rsid="002882ef" style:font-size-asian="14pt" style:font-size-complex="14pt"/>
    </style:style>
    <style:style style:name="P25" style:family="paragraph" style:parent-style-name="Text_20_body" style:list-style-name="L13">
      <style:text-properties style:font-name="Times New Roman" fo:font-size="14pt" officeooo:paragraph-rsid="002882ef" style:font-size-asian="14pt" style:font-size-complex="14pt"/>
    </style:style>
    <style:style style:name="P26" style:family="paragraph" style:parent-style-name="Text_20_body" style:list-style-name="L14">
      <style:text-properties style:font-name="Times New Roman" fo:font-size="14pt" officeooo:paragraph-rsid="002882ef" style:font-size-asian="14pt" style:font-size-complex="14pt"/>
    </style:style>
    <style:style style:name="P27" style:family="paragraph" style:parent-style-name="Text_20_body" style:list-style-name="L15"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L15">
      <style:text-properties style:font-name="Times New Roman" fo:font-size="14pt" officeooo:paragraph-rsid="002882ef" style:font-size-asian="14pt" style:font-size-complex="14pt"/>
    </style:style>
    <style:style style:name="P29" style:family="paragraph" style:parent-style-name="Text_20_body" style:list-style-name="L16">
      <style:text-properties style:font-name="Times New Roman" fo:font-size="14pt" officeooo:paragraph-rsid="002882ef" style:font-size-asian="14pt" style:font-size-complex="14pt"/>
    </style:style>
    <style:style style:name="P30" style:family="paragraph" style:parent-style-name="Text_20_body" style:list-style-name="L17">
      <style:text-properties style:font-name="Times New Roman" fo:font-size="14pt" officeooo:paragraph-rsid="002882ef" style:font-size-asian="14pt" style:font-size-complex="14pt"/>
    </style:style>
    <style:style style:name="P31" style:family="paragraph" style:parent-style-name="Text_20_body" style:list-style-name="L18">
      <style:text-properties style:font-name="Times New Roman" fo:font-size="14pt" officeooo:paragraph-rsid="002882ef" style:font-size-asian="14pt" style:font-size-complex="14pt"/>
    </style:style>
    <style:style style:name="P32" style:family="paragraph" style:parent-style-name="Text_20_body" style:list-style-name="L19">
      <style:text-properties style:font-name="Times New Roman" fo:font-size="14pt" officeooo:paragraph-rsid="002882ef" style:font-size-asian="14pt" style:font-size-complex="14pt"/>
    </style:style>
    <style:style style:name="P33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language="uk" fo:country="UA" officeooo:rsid="0019932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Опис об’єкта тестування</text:h>
      <text:p text:style-name="P2"/>
      <text:p text:style-name="Text_20_body"><text:span text:style-name="Strong_20_Emphasis"><text:span text:style-name="T1">Об’єкт:</text:span></text:span><text:span text:style-name="T1"> Персональний комп’ютер (настільний ПК)</text:span></text:p>
      <text:p text:style-name="Text_20_body"><text:span text:style-name="Strong_20_Emphasis"><text:span text:style-name="T1">Основні частини:</text:span></text:span></text:p>
      <text:p text:style-name="P3"><text:span text:style-name="T2">1. </text:span>Системний блок</text:p>
      <text:p text:style-name="P4"><text:span text:style-name="T2">2. </text:span>Монітор</text:p>
      <text:p text:style-name="P4"><text:span text:style-name="T2">3. </text:span>Клавіатура</text:p>
      <text:p text:style-name="P4"><text:span text:style-name="T2">4. </text:span>Мишка</text:p>
      <text:p text:style-name="P4"><text:span text:style-name="T2">5. </text:span>Блок живлення</text:p>
      <text:p text:style-name="P4"><text:span text:style-name="T2">6. </text:span>Вентилятори (охолодження)</text:p>
      <text:p text:style-name="P4"><text:span text:style-name="T2">7. </text:span>Жорсткий диск / SSD</text:p>
      <text:p text:style-name="P4"><text:span text:style-name="T2">8. </text:span>Відеокарта</text:p>
      <text:p text:style-name="P4"><text:span text:style-name="T2">9. </text:span>Материнська плата</text:p>
      <text:p text:style-name="P4"><text:span text:style-name="T2">10. </text:span>Операційна система</text:p>
      <text:p text:style-name="Text_20_body"><text:span text:style-name="Strong_20_Emphasis"><text:span text:style-name="T1">Мета тестування:</text:span></text:span><text:span text:style-name="T1"> оцінити якість роботи комп’ютера як готового продукту — його функціональність, стабільність, продуктивність і зручність користування.</text:span></text:p>
      <text:p text:style-name="Standard"/>
      <text:h text:style-name="P1" text:outline-level="2">Тест-кейси</text:h>
      <text:p text:style-name="Standard"/>
      <text:h text:style-name="P5" text:outline-level="3">1. <text:span text:style-name="T3">Перевірка вмикання комп’ютера</text:span></text:h>
      <text:p text:style-name="Text_20_body"><text:span text:style-name="Strong_20_Emphasis"><text:span text:style-name="T1">Pre-condition:</text:span></text:span><text:span text:style-name="T1"> Комп’ютер підключено до живлення.<text:line-break/></text:span><text:span text:style-name="Strong_20_Emphasis"><text:span text:style-name="T1">Кроки:</text:span></text:span></text:p>
      <text:list text:style-name="L1">
        <text:list-item>
          <text:p text:style-name="P6"><text:span text:style-name="T4">Натиснути кнопку живлення.</text:span></text:p>
        </text:list-item>
      </text:list>
      <text:p text:style-name="P7"><text:span text:style-name="Strong_20_Emphasis"><text:span text:style-name="T1">Expected Result:</text:span></text:span><text:span text:style-name="T1"> Комп’ютер запускається, вентилятори крутяться, на моніторі з’являється логотип BIOS.</text:span></text:p>
      <text:p text:style-name="P8"/>
      <text:h text:style-name="P5" text:outline-level="3">2. <text:span text:style-name="T3">Перевірка завантаження операційної системи</text:span></text:h>
      <text:p text:style-name="P7"><text:span text:style-name="Strong_20_Emphasis"><text:span text:style-name="T1">Pre-condition:</text:span></text:span><text:span text:style-name="T1"> Комп’ютер увімкнено.<text:line-break/></text:span><text:span text:style-name="Strong_20_Emphasis"><text:span text:style-name="T1">Кроки:</text:span></text:span></text:p>
      <text:list text:style-name="L2">
        <text:list-item>
          <text:p text:style-name="P9"><text:span text:style-name="T4">Дочекатися завершення завантаження.</text:span></text:p>
        </text:list-item>
      </text:list>
      <text:p text:style-name="P7"><text:soft-page-break/><text:span text:style-name="Strong_20_Emphasis"><text:span text:style-name="T1">Expected Result:</text:span></text:span><text:span text:style-name="T1"> ОС запускається без помилок, з’являється робочий стіл.</text:span></text:p>
      <text:p text:style-name="P8"/>
      <text:h text:style-name="P5" text:outline-level="3">3. <text:span text:style-name="T3">Перевірка підключення клавіатури</text:span></text:h>
      <text:p text:style-name="Text_20_body"><text:span text:style-name="Strong_20_Emphasis"><text:span text:style-name="T1">Кроки:</text:span></text:span></text:p>
      <text:list text:style-name="L3">
        <text:list-item>
          <text:p text:style-name="P10"><text:span text:style-name="T4">Ввести текст у текстовому полі.</text:span></text:p>
        </text:list-item>
      </text:list>
      <text:p text:style-name="P11"><text:span text:style-name="Strong_20_Emphasis"><text:span text:style-name="T1">Expected Result:</text:span></text:span><text:span text:style-name="T1"> Символи з’являються відповідно до натиснутих клавіш.</text:span></text:p>
      <text:p text:style-name="P8"/>
      <text:h text:style-name="P5" text:outline-level="3">4. <text:span text:style-name="T3">Перевірка підключення мишки</text:span></text:h>
      <text:p text:style-name="Text_20_body"><text:span text:style-name="Strong_20_Emphasis"><text:span text:style-name="T1">Кроки:</text:span></text:span></text:p>
      <text:list text:style-name="L4">
        <text:list-item>
          <text:p text:style-name="P12">Перемістити курсор мишкою.</text:p>
        </text:list-item>
      </text:list>
      <text:p text:style-name="P11"><text:span text:style-name="Strong_20_Emphasis"><text:span text:style-name="T1">Expected Result:</text:span></text:span><text:span text:style-name="T1"> Курсор рухається плавно, без затримок.</text:span></text:p>
      <text:p text:style-name="P8"/>
      <text:h text:style-name="P5" text:outline-level="3">5. <text:span text:style-name="T3">Перевірка зображення на моніторі</text:span></text:h>
      <text:p text:style-name="Text_20_body"><text:span text:style-name="Strong_20_Emphasis"><text:span text:style-name="T1">Кроки:</text:span></text:span></text:p>
      <text:list text:style-name="L5">
        <text:list-item>
          <text:p text:style-name="P13">Увімкнути монітор.</text:p>
        </text:list-item>
      </text:list>
      <text:p text:style-name="P11"><text:span text:style-name="Strong_20_Emphasis"><text:span text:style-name="T1">Expected Result:</text:span></text:span><text:span text:style-name="T1"> Зображення чітке, без миготіння чи спотворень.</text:span></text:p>
      <text:p text:style-name="P8"/>
      <text:h text:style-name="P5" text:outline-level="3">6. <text:span text:style-name="T3">Перевірка гучності вентиляторів</text:span></text:h>
      <text:p text:style-name="Text_20_body"><text:span text:style-name="Strong_20_Emphasis"><text:span text:style-name="T1">Кроки:</text:span></text:span></text:p>
      <text:list text:style-name="L6">
        <text:list-item>
          <text:p text:style-name="P14">Виміряти рівень шуму під час роботи.</text:p>
        </text:list-item>
      </text:list>
      <text:p text:style-name="P11"><text:span text:style-name="Strong_20_Emphasis"><text:span text:style-name="T1">Expected Result:</text:span></text:span><text:span text:style-name="T1"> Шум не перевищує 50 дБ.</text:span></text:p>
      <text:p text:style-name="P8"/>
      <text:h text:style-name="P5" text:outline-level="3">7. <text:span text:style-name="T3">Перевірка температури системного блоку</text:span></text:h>
      <text:p text:style-name="Text_20_body"><text:span text:style-name="Strong_20_Emphasis"><text:span text:style-name="T1">Кроки:</text:span></text:span></text:p>
      <text:list text:style-name="L7">
        <text:list-item>
          <text:p text:style-name="P15">Запустити навантаження (наприклад, гру чи тест CPU).</text:p>
        </text:list-item>
        <text:list-item>
          <text:p text:style-name="P16">Перевірити температуру.</text:p>
        </text:list-item>
      </text:list>
      <text:p text:style-name="P11"><text:span text:style-name="Strong_20_Emphasis"><text:span text:style-name="T1">Expected Result:</text:span></text:span><text:span text:style-name="T1"> Не перевищує 80°C при максимальному навантаженні.</text:span></text:p>
      <text:p text:style-name="P8"/>
      <text:h text:style-name="P5" text:outline-level="3">8. <text:span text:style-name="T3">Перевірка роботи USB-портів</text:span></text:h>
      <text:p text:style-name="Text_20_body"><text:span text:style-name="Strong_20_Emphasis"><text:span text:style-name="T1">Кроки:</text:span></text:span></text:p>
      <text:list text:style-name="L8">
        <text:list-item>
          <text:p text:style-name="P17"><text:soft-page-break/>Підключити флешку до кожного порту.</text:p>
        </text:list-item>
      </text:list>
      <text:p text:style-name="P11"><text:span text:style-name="Strong_20_Emphasis"><text:span text:style-name="T1">Expected Result:</text:span></text:span><text:span text:style-name="T1"> Пристрій розпізнається, доступ до файлів є.</text:span></text:p>
      <text:p text:style-name="P8"/>
      <text:h text:style-name="P5" text:outline-level="3">9. <text:span text:style-name="T3">Перевірка роботи аудіовиходів</text:span></text:h>
      <text:p text:style-name="Text_20_body"><text:span text:style-name="Strong_20_Emphasis"><text:span text:style-name="T1">Кроки:</text:span></text:span></text:p>
      <text:list text:style-name="L9">
        <text:list-item>
          <text:p text:style-name="P18">Підключити навушники.</text:p>
        </text:list-item>
        <text:list-item>
          <text:p text:style-name="P19">Увімкнути музику.</text:p>
        </text:list-item>
      </text:list>
      <text:p text:style-name="P11"><text:span text:style-name="Strong_20_Emphasis"><text:span text:style-name="T1">Expected Result:</text:span></text:span><text:span text:style-name="T1"> Звук чистий, без шуму.</text:span></text:p>
      <text:p text:style-name="P8"/>
      <text:h text:style-name="P5" text:outline-level="3">10. <text:span text:style-name="T3">Перевірка роботи мікрофона</text:span></text:h>
      <text:p text:style-name="Text_20_body"><text:span text:style-name="Strong_20_Emphasis"><text:span text:style-name="T1">Кроки:</text:span></text:span></text:p>
      <text:list text:style-name="L10">
        <text:list-item>
          <text:p text:style-name="P20">Відкрити додаток запису звуку.</text:p>
        </text:list-item>
        <text:list-item>
          <text:p text:style-name="P21">Записати голос.</text:p>
        </text:list-item>
      </text:list>
      <text:p text:style-name="P11"><text:span text:style-name="Strong_20_Emphasis"><text:span text:style-name="T1">Expected Result:</text:span></text:span><text:span text:style-name="T1"> Звук записується чітко, без спотворень.</text:span></text:p>
      <text:p text:style-name="P8"/>
      <text:h text:style-name="P5" text:outline-level="3">11. <text:span text:style-name="T3">Перевірка швидкості завантаження файлів</text:span></text:h>
      <text:p text:style-name="Text_20_body"><text:span text:style-name="Strong_20_Emphasis"><text:span text:style-name="T1">Кроки:</text:span></text:span></text:p>
      <text:list text:style-name="L11">
        <text:list-item>
          <text:p text:style-name="P22">Скопіювати великий файл (1–2 ГБ) всередині диска.</text:p>
        </text:list-item>
      </text:list>
      <text:p text:style-name="P11"><text:span text:style-name="Strong_20_Emphasis"><text:span text:style-name="T1">Expected Result:</text:span></text:span><text:span text:style-name="T1"> Швидкість відповідає заявленим характеристикам (наприклад, 400 МБ/с для SSD).</text:span></text:p>
      <text:p text:style-name="P8"/>
      <text:h text:style-name="P5" text:outline-level="3">12. <text:span text:style-name="T3">Перевірка підключення до Wi-Fi або Ethernet</text:span></text:h>
      <text:p text:style-name="Text_20_body"><text:span text:style-name="Strong_20_Emphasis"><text:span text:style-name="T1">Кроки:</text:span></text:span></text:p>
      <text:list text:style-name="L12">
        <text:list-item>
          <text:p text:style-name="P23">Під’єднати до мережі.</text:p>
        </text:list-item>
        <text:list-item>
          <text:p text:style-name="P24">Відкрити вебсайт.</text:p>
        </text:list-item>
      </text:list>
      <text:p text:style-name="P11"><text:span text:style-name="Strong_20_Emphasis"><text:span text:style-name="T1">Expected Result:</text:span></text:span><text:span text:style-name="T1"> Сайт відкривається, інтернет працює стабільно.</text:span></text:p>
      <text:p text:style-name="P8"/>
      <text:h text:style-name="P5" text:outline-level="3">13. <text:span text:style-name="T3">Перевірка продуктивності системи</text:span></text:h>
      <text:p text:style-name="Text_20_body"><text:span text:style-name="Strong_20_Emphasis"><text:span text:style-name="T1">Кроки:</text:span></text:span></text:p>
      <text:list text:style-name="L13">
        <text:list-item>
          <text:p text:style-name="P25">Запустити тест “Performance benchmark”.</text:p>
        </text:list-item>
      </text:list>
      <text:p text:style-name="P11"><text:soft-page-break/><text:span text:style-name="Strong_20_Emphasis"><text:span text:style-name="T1">Expected Result:</text:span></text:span><text:span text:style-name="T1"> Показники відповідають технічним характеристикам.</text:span></text:p>
      <text:p text:style-name="P8"/>
      <text:h text:style-name="P5" text:outline-level="3">14. <text:span text:style-name="T3">Перевірка коректності вимикання</text:span></text:h>
      <text:p text:style-name="Text_20_body"><text:span text:style-name="Strong_20_Emphasis"><text:span text:style-name="T1">Кроки:</text:span></text:span></text:p>
      <text:list text:style-name="L14">
        <text:list-item>
          <text:p text:style-name="P26">Вибрати “Завершення роботи”.</text:p>
        </text:list-item>
      </text:list>
      <text:p text:style-name="P11"><text:span text:style-name="Strong_20_Emphasis"><text:span text:style-name="T1">Expected Result:</text:span></text:span><text:span text:style-name="T1"> Усі програми закриваються, живлення вимикається.</text:span></text:p>
      <text:p text:style-name="P8"/>
      <text:h text:style-name="P5" text:outline-level="3">15. <text:span text:style-name="T3">Перевірка режиму сну</text:span></text:h>
      <text:p text:style-name="Text_20_body"><text:span text:style-name="Strong_20_Emphasis"><text:span text:style-name="T1">Кроки:</text:span></text:span></text:p>
      <text:list text:style-name="L15">
        <text:list-item>
          <text:p text:style-name="P27">Увімкнути режим “Сон”.</text:p>
        </text:list-item>
        <text:list-item>
          <text:p text:style-name="P28">Через 10 секунд натиснути клавішу.</text:p>
        </text:list-item>
      </text:list>
      <text:p text:style-name="P11"><text:span text:style-name="Strong_20_Emphasis"><text:span text:style-name="T1">Expected Result:</text:span></text:span><text:span text:style-name="T1"> Комп’ютер виходить із сну, програми залишаються відкритими.</text:span></text:p>
      <text:p text:style-name="P8"/>
      <text:h text:style-name="P5" text:outline-level="3">16. <text:span text:style-name="T3">Перевірка відображення дати та часу</text:span></text:h>
      <text:p text:style-name="Text_20_body"><text:span text:style-name="Strong_20_Emphasis"><text:span text:style-name="T1">Expected Result:</text:span></text:span><text:span text:style-name="T1"> На панелі задач відображається правильний час і дата.</text:span></text:p>
      <text:p text:style-name="P8"/>
      <text:h text:style-name="P5" text:outline-level="3">17. <text:span text:style-name="T3">Перевірка звуку при запуску</text:span></text:h>
      <text:p text:style-name="Text_20_body"><text:span text:style-name="Strong_20_Emphasis"><text:span text:style-name="T1">Кроки:</text:span></text:span></text:p>
      <text:list text:style-name="L16">
        <text:list-item>
          <text:p text:style-name="P29">Увімкнути комп’ютер.</text:p>
        </text:list-item>
      </text:list>
      <text:p text:style-name="P11"><text:span text:style-name="Strong_20_Emphasis"><text:span text:style-name="T1">Expected Result:</text:span></text:span><text:span text:style-name="T1"> Відсутні дивні сигнали або “beep”-помилки BIOS.</text:span></text:p>
      <text:p text:style-name="P8"/>
      <text:h text:style-name="P5" text:outline-level="3">18. <text:span text:style-name="T3">Перевірка встановлення нового програмного забезпечення</text:span></text:h>
      <text:p text:style-name="Text_20_body"><text:span text:style-name="Strong_20_Emphasis"><text:span text:style-name="T1">Кроки:</text:span></text:span></text:p>
      <text:list text:style-name="L17">
        <text:list-item>
          <text:p text:style-name="P30">Встановити будь-яку програму.</text:p>
        </text:list-item>
      </text:list>
      <text:p text:style-name="P11"><text:span text:style-name="Strong_20_Emphasis"><text:span text:style-name="T1">Expected Result:</text:span></text:span><text:span text:style-name="T1"> Інсталяція завершується без помилок, програма запускається.</text:span></text:p>
      <text:p text:style-name="P8"/>
      <text:h text:style-name="P5" text:outline-level="3">19. <text:span text:style-name="T3">Перевірка стабільності після 1 години роботи</text:span></text:h>
      <text:p text:style-name="Text_20_body"><text:span text:style-name="Strong_20_Emphasis"><text:span text:style-name="T1">Кроки:</text:span></text:span></text:p>
      <text:list text:style-name="L18">
        <text:list-item>
          <text:p text:style-name="P31">Залишити комп’ютер увімкненим із запущеними програмами.</text:p>
        </text:list-item>
      </text:list>
      <text:p text:style-name="P11"><text:soft-page-break/><text:span text:style-name="Strong_20_Emphasis"><text:span text:style-name="T1">Expected Result:</text:span></text:span><text:span text:style-name="T1"> Не зависає, не перегрівається, працює стабільно.</text:span></text:p>
      <text:p text:style-name="P8"/>
      <text:h text:style-name="P5" text:outline-level="3">20. <text:span text:style-name="T3">Перевірка перезавантаження</text:span></text:h>
      <text:p text:style-name="Text_20_body"><text:span text:style-name="Strong_20_Emphasis"><text:span text:style-name="T1">Кроки:</text:span></text:span></text:p>
      <text:list text:style-name="L19">
        <text:list-item>
          <text:p text:style-name="P32">Натиснути “Перезавантажити”.</text:p>
        </text:list-item>
      </text:list>
      <text:p text:style-name="P11"><text:span text:style-name="Strong_20_Emphasis"><text:span text:style-name="T1">Expected Result:</text:span></text:span><text:span text:style-name="T1"> Система коректно вимикається та знову завантажується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6:04:47.070645000</meta:creation-date>
    <dc:date>2025-11-02T16:18:20.074212800</dc:date>
    <meta:editing-duration>PT13M26S</meta:editing-duration>
    <meta:editing-cycles>14</meta:editing-cycles>
    <meta:generator>LibreOffice/25.8.1.1$Windows_X86_64 LibreOffice_project/54047653041915e595ad4e45cccea684809c77b5</meta:generator>
    <meta:document-statistic meta:table-count="0" meta:image-count="0" meta:object-count="0" meta:page-count="5" meta:paragraph-count="98" meta:word-count="448" meta:character-count="3432" meta:non-whitespace-character-count="3106"/>
  </office:meta>
</office:document-meta>
</file>